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2in" fo:margin-top="0in" fo:margin-bottom="0in" table:align="center" style:writing-mode="lr-tb"/>
    </style:style>
    <style:style style:name="Table1.A" style:family="table-column">
      <style:table-column-properties style:column-width="1.5771in"/>
    </style:style>
    <style:style style:name="Table1.B" style:family="table-column">
      <style:table-column-properties style:column-width="2.1271in"/>
    </style:style>
    <style:style style:name="Table1.C" style:family="table-column">
      <style:table-column-properties style:column-width="3.4958in"/>
    </style:style>
    <style:style style:name="Table1.1" style:family="table-row">
      <style:table-row-properties style:min-row-height="0.3049in" fo:keep-together="auto"/>
    </style:style>
    <style:style style:name="Table1.A1" style:family="table-cell">
      <style:table-cell-properties style:vertical-align="middle" fo:background-color="#8c8c8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709in" fo:margin-top="0in" fo:margin-bottom="0in" table:align="center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0.3924in"/>
    </style:style>
    <style:style style:name="Table2.C" style:family="table-column">
      <style:table-column-properties style:column-width="0.3944in"/>
    </style:style>
    <style:style style:name="Table2.E" style:family="table-column">
      <style:table-column-properties style:column-width="0.3931in"/>
    </style:style>
    <style:style style:name="Table2.F" style:family="table-column">
      <style:table-column-properties style:column-width="0.3938in"/>
    </style:style>
    <style:style style:name="Table2.1" style:family="table-row">
      <style:table-row-properties style:min-row-height="1.6542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938in" fo:keep-together="auto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278in" fo:margin-top="0in" fo:margin-bottom="0in" table:align="center" style:writing-mode="page"/>
    </style:style>
    <style:style style:name="Table3.A" style:family="table-column">
      <style:table-column-properties style:column-width="1.1903in"/>
    </style:style>
    <style:style style:name="Table3.B" style:family="table-column">
      <style:table-column-properties style:column-width="0.6743in"/>
    </style:style>
    <style:style style:name="Table3.C" style:family="table-column">
      <style:table-column-properties style:column-width="0.6653in"/>
    </style:style>
    <style:style style:name="Table3.D" style:family="table-column">
      <style:table-column-properties style:column-width="0.6646in"/>
    </style:style>
    <style:style style:name="Table3.H" style:family="table-column">
      <style:table-column-properties style:column-width="0.6632in"/>
    </style:style>
    <style:style style:name="Table3.1" style:family="table-row">
      <style:table-row-properties style:min-row-height="1.0972in" fo:keep-together="always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 loext:writing-mode="bt-lr">
        <style:background-image/>
      </style:table-cell-properties>
    </style:style>
    <style:style style:name="Table3.B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1pt solid #000000" fo:border-bottom="1pt solid #000000" loext:writing-mode="bt-lr">
        <style:background-image/>
      </style:table-cell-properties>
    </style:style>
    <style:style style:name="Table3.I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1pt solid #000000" fo:border-top="1pt solid #000000" fo:border-bottom="1pt solid #000000" loext:writing-mode="bt-lr">
        <style:background-image/>
      </style:table-cell-properties>
    </style:style>
    <style:style style:name="Table3.2" style:family="table-row">
      <style:table-row-properties style:min-row-height="0.2188in" fo:keep-together="auto"/>
    </style:style>
    <style:style style:name="Table3.A2" style:family="table-cell">
      <style:table-cell-properties style:vertical-align="bottom" fo:background-color="transparent" fo:padding-left="0.0486in" fo:padding-right="0.0486in" fo:padding-top="0in" fo:padding-bottom="0in" fo:border-left="1pt solid #000000" fo:border-right="1pt solid #000000" fo:border-top="0.5pt solid #000000" fo:border-bottom="0.5pt solid #000000">
        <style:background-image/>
      </style:table-cell-properties>
    </style:style>
    <style:style style:name="Table3.B2" style:family="table-cell">
      <style:table-cell-properties style:vertical-align="middle" fo:padding-left="0.0486in" fo:padding-right="0.0486in" fo:padding-top="0in" fo:padding-bottom="0in" fo:border-left="1pt solid #000000" fo:border-right="0.5pt solid #000000" fo:border-top="1pt solid #000000" fo:border-bottom="1pt solid #000000"/>
    </style:style>
    <style:style style:name="Table3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E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F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G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H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1pt solid #000000" fo:border-bottom="1pt solid #000000"/>
    </style:style>
    <style:style style:name="Table3.I2" style:family="table-cell">
      <style:table-cell-properties style:vertical-align="middle" fo:padding-left="0.0486in" fo:padding-right="0.0486in" fo:padding-top="0in" fo:padding-bottom="0in" fo:border-left="0.5pt solid #000000" fo:border-right="1pt solid #000000" fo:border-top="1pt solid #000000" fo:border-bottom="1pt solid #000000"/>
    </style:style>
    <style:style style:name="Table3.3" style:family="table-row">
      <style:table-row-properties style:min-row-height="0.2083in" fo:keep-together="auto"/>
    </style:style>
    <style:style style:name="Table3.A3" style:family="table-cell">
      <style:table-cell-properties style:vertical-align="bottom" fo:background-color="transparent" fo:padding-left="0.0486in" fo:padding-right="0.0486in" fo:padding-top="0in" fo:padding-bottom="0in" fo:border-left="1pt solid #000000" fo:border-right="1pt solid #000000" fo:border-top="none" fo:border-bottom="0.5pt solid #000000">
        <style:background-image/>
      </style:table-cell-properties>
    </style:style>
    <style:style style:name="Table3.B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C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D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E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F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G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H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I3" style:family="table-cell">
      <style:table-cell-properties style:vertical-align="bottom" fo:background-color="transparent" fo:padding-left="0.0486in" fo:padding-right="0.0486in" fo:padding-top="0in" fo:padding-bottom="0in" fo:border-left="none" fo:border-right="1pt solid #000000" fo:border-top="none" fo:border-bottom="0.5pt solid #000000">
        <style:background-image/>
      </style:table-cell-properties>
    </style:style>
    <style:style style:name="Table3.A4" style:family="table-cell">
      <style:table-cell-properties style:vertical-align="bottom" fo:background-color="transparent" fo:padding-left="0.0486in" fo:padding-right="0.0486in" fo:padding-top="0in" fo:padding-bottom="0in" fo:border-left="1pt solid #000000" fo:border-right="1pt solid #000000" fo:border-top="none" fo:border-bottom="0.5pt solid #000000">
        <style:background-image/>
      </style:table-cell-properties>
    </style:style>
    <style:style style:name="Table3.B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C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D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E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G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H4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I4" style:family="table-cell">
      <style:table-cell-properties style:vertical-align="bottom" fo:background-color="transparent" fo:padding-left="0.0486in" fo:padding-right="0.0486in" fo:padding-top="0in" fo:padding-bottom="0in" fo:border-left="none" fo:border-right="1pt solid #000000" fo:border-top="none" fo:border-bottom="0.5pt solid #000000">
        <style:background-image/>
      </style:table-cell-properties>
    </style:style>
    <style:style style:name="Table3.A5" style:family="table-cell">
      <style:table-cell-properties style:vertical-align="bottom" fo:background-color="transparent" fo:padding-left="0.0486in" fo:padding-right="0.0486in" fo:padding-top="0in" fo:padding-bottom="0in" fo:border-left="1pt solid #000000" fo:border-right="1pt solid #000000" fo:border-top="none" fo:border-bottom="0.5pt solid #000000">
        <style:background-image/>
      </style:table-cell-properties>
    </style:style>
    <style:style style:name="Table3.B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C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D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E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F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G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H5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I5" style:family="table-cell">
      <style:table-cell-properties style:vertical-align="bottom" fo:background-color="transparent" fo:padding-left="0.0486in" fo:padding-right="0.0486in" fo:padding-top="0in" fo:padding-bottom="0in" fo:border-left="none" fo:border-right="1pt solid #000000" fo:border-top="none" fo:border-bottom="0.5pt solid #000000">
        <style:background-image/>
      </style:table-cell-properties>
    </style:style>
    <style:style style:name="Table3.A6" style:family="table-cell">
      <style:table-cell-properties style:vertical-align="bottom" fo:background-color="transparent" fo:padding-left="0.0486in" fo:padding-right="0.0486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3.B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C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D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E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F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G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H6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1pt solid #000000">
        <style:background-image/>
      </style:table-cell-properties>
    </style:style>
    <style:style style:name="Table3.I6" style:family="table-cell">
      <style:table-cell-properties style:vertical-align="bottom" fo:background-color="transparent" fo:padding-left="0.0486in" fo:padding-right="0.0486in" fo:padding-top="0in" fo:padding-bottom="0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in" fo:margin-bottom="0in" style:contextual-spacing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in" style:contextual-spacing="false" fo:orphans="2" fo:widows="2" fo:hyphenation-ladder-count="no-limit"/>
      <style:text-properties fo:font-size="10pt" fo:language="hu" fo:country="HU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0pt" fo:language="hu" fo:country="HU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Frame_20_contents">
      <style:text-properties fo:color="#000000" loext:opacity="100%"/>
    </style:style>
    <style:style style:name="P6" style:family="paragraph" style:parent-style-name="Heading_20_2">
      <style:paragraph-properties fo:margin-top="0in" fo:margin-bottom="0in" style:contextual-spacing="false" fo:break-before="page"/>
    </style:style>
    <style:style style:name="P7" style:family="paragraph" style:parent-style-name="Heading_20_2">
      <style:text-properties fo:color="#ff0000" loext:opacity="100%"/>
    </style:style>
    <style:style style:name="P8" style:family="paragraph" style:parent-style-name="List_20_Paragraph" style:list-style-name="WWNum1"/>
    <style:style style:name="P9" style:family="paragraph" style:parent-style-name="Standard">
      <style:paragraph-properties fo:margin-top="2in" fo:margin-bottom="0.3335in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in" fo:margin-bottom="1.5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3.1665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fo:language="hu" fo:country="HU"/>
    </style:style>
    <style:style style:name="P15" style:family="paragraph" style:parent-style-name="Standard">
      <style:text-properties fo:language="hu" fo:country="HU" style:language-asian="hu" style:country-asian="HU"/>
    </style:style>
    <style:style style:name="P16" style:family="paragraph" style:parent-style-name="Standard">
      <style:text-properties fo:language="hu" fo:country="HU" fo:font-style="italic" style:font-style-asian="italic"/>
    </style:style>
    <style:style style:name="P17" style:family="paragraph" style:parent-style-name="Standard">
      <style:paragraph-properties fo:text-align="center" style:justify-single-word="false"/>
      <style:text-properties fo:language="hu" fo:country="HU"/>
    </style:style>
    <style:style style:name="P18" style:family="paragraph" style:parent-style-name="Standard">
      <style:paragraph-properties fo:margin-top="0in" fo:margin-bottom="0.0835in" style:contextual-spacing="false" fo:text-align="center" style:justify-single-word="false"/>
      <style:text-properties fo:language="hu" fo:country="HU"/>
    </style:style>
    <style:style style:name="P19" style:family="paragraph" style:parent-style-name="Standard">
      <style:paragraph-properties fo:text-align="justify" style:justify-single-word="false"/>
      <style:text-properties fo:language="hu" fo:country="HU"/>
    </style:style>
    <style:style style:name="P20" style:family="paragraph" style:parent-style-name="Standard">
      <style:text-properties fo:font-size="14pt" fo:language="hu" fo:country="HU" style:font-size-asian="14pt"/>
    </style:style>
    <style:style style:name="P21" style:family="paragraph" style:parent-style-name="Standard">
      <style:text-properties fo:font-size="14pt" fo:language="hu" fo:country="HU" fo:font-weight="bold" style:font-size-asian="14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4pt" fo:language="hu" fo:country="HU" fo:font-weight="bold" style:font-size-asian="14pt" style:font-weight-asian="bold"/>
    </style:style>
    <style:style style:name="P23" style:family="paragraph" style:parent-style-name="Standard">
      <style:text-properties fo:color="#ff0000" loext:opacity="100%" fo:language="hu" fo:country="HU"/>
    </style:style>
    <style:style style:name="P24" style:family="paragraph" style:parent-style-name="Standard">
      <style:text-properties fo:color="#ff0000" loext:opacity="100%" fo:language="hu" fo:country="HU" style:language-asian="hu" style:country-asian="HU"/>
    </style:style>
    <style:style style:name="P25" style:family="paragraph" style:parent-style-name="Standard">
      <style:text-properties fo:color="#ff0000" loext:opacity="100%"/>
    </style:style>
    <style:style style:name="P26" style:family="paragraph" style:parent-style-name="Standard">
      <style:text-properties style:font-name="LiberationSerif" fo:language="hu" fo:country="HU" style:font-name-complex="LiberationSerif1"/>
    </style:style>
    <style:style style:name="P27" style:family="paragraph" style:parent-style-name="Standard">
      <style:paragraph-properties fo:margin-top="0in" fo:margin-bottom="0in" style:contextual-spacing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orphans="2" fo:widows="2" fo:hyphenation-ladder-count="no-limit"/>
      <style:text-properties fo:font-size="10pt" fo:language="hu" fo:country="HU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0pt" fo:language="hu" fo:country="HU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.0783in" fo:margin-right="0.0783in" fo:text-align="center" style:justify-single-word="false"/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P31" style:family="paragraph" style:parent-style-name="Standard">
      <style:text-properties fo:color="#000000" loext:opacity="100%" style:font-name="Calibri" fo:font-size="11pt" fo:language="hu" fo:country="HU" style:font-name-asian="Times New Roman1" style:font-size-asian="11pt" style:language-asian="hu" style:country-asian="HU" style:font-name-complex="Times New Roman1" style:font-size-complex="11pt"/>
    </style:style>
    <style:style style:name="P32" style:family="paragraph" style:parent-style-name="Standard">
      <style:text-properties officeooo:rsid="000d591f" officeooo:paragraph-rsid="000d591f"/>
    </style:style>
    <style:style style:name="P33" style:family="paragraph" style:parent-style-name="Standard">
      <style:text-properties officeooo:rsid="000f15bb" officeooo:paragraph-rsid="000f15bb"/>
    </style:style>
    <style:style style:name="P34" style:family="paragraph">
      <loext:graphic-properties draw:fill="none"/>
      <style:paragraph-properties fo:text-align="start" style:writing-mode="tb-rl"/>
      <style:text-properties fo:color="#000000" loext:opacity="100%" fo:font-size="18pt"/>
    </style:style>
    <style:style style:name="T1" style:family="text">
      <style:text-properties fo:font-size="36pt" fo:language="hu" fo:country="HU" style:font-size-asian="36pt"/>
    </style:style>
    <style:style style:name="T2" style:family="text">
      <style:text-properties fo:font-size="16pt" fo:language="hu" fo:country="HU" style:font-size-asian="16pt"/>
    </style:style>
    <style:style style:name="T3" style:family="text">
      <style:text-properties fo:color="#ff0000" loext:opacity="100%" fo:font-size="16pt" fo:language="hu" fo:country="HU" style:font-size-asian="16pt"/>
    </style:style>
    <style:style style:name="T4" style:family="text">
      <style:text-properties fo:color="#ff0000" loext:opacity="100%" fo:font-size="20pt" fo:language="hu" fo:country="HU" fo:font-weight="bold" style:font-size-asian="20pt" style:font-weight-asian="bold"/>
    </style:style>
    <style:style style:name="T5" style:family="text">
      <style:text-properties fo:color="#ff0000" loext:opacity="100%" fo:language="hu" fo:country="HU"/>
    </style:style>
    <style:style style:name="T6" style:family="text">
      <style:text-properties fo:color="#ff0000" loext:opacity="100%" fo:language="hu" fo:country="HU" style:language-asian="hu" style:country-asian="HU"/>
    </style:style>
    <style:style style:name="T7" style:family="text">
      <style:text-properties fo:color="#ff0000" loext:opacity="100%" fo:language="hu" fo:country="HU" fo:font-style="italic" style:font-style-asian="italic"/>
    </style:style>
    <style:style style:name="T8" style:family="text">
      <style:text-properties fo:color="#ff0000" loext:opacity="100%"/>
    </style:style>
    <style:style style:name="T9" style:family="text">
      <style:text-properties fo:font-size="14pt" fo:language="hu" fo:country="HU" fo:font-weight="bold" style:font-size-asian="14pt" style:font-weight-asian="bold"/>
    </style:style>
    <style:style style:name="T10" style:family="text">
      <style:text-properties fo:font-size="14pt" fo:language="hu" fo:country="HU" style:font-size-asian="14pt"/>
    </style:style>
    <style:style style:name="T11" style:family="text">
      <style:text-properties fo:language="hu" fo:country="HU"/>
    </style:style>
    <style:style style:name="T12" style:family="text">
      <style:text-properties fo:language="hu" fo:country="HU" fo:background-color="#ffff00"/>
    </style:style>
    <style:style style:name="T13" style:family="text">
      <style:text-properties fo:language="hu" fo:country="HU" style:language-asian="hu" style:country-asian="HU"/>
    </style:style>
    <style:style style:name="T14" style:family="text">
      <style:text-properties fo:language="hu" fo:country="HU" fo:font-style="italic" style:font-style-asian="italic"/>
    </style:style>
    <style:style style:name="T15" style:family="text">
      <style:text-properties fo:language="hu" fo:country="HU" fo:font-weight="bold" style:letter-kerning="false" style:font-name-asian="Times New Roman1" style:language-asian="en" style:country-asian="US" style:font-weight-asian="bold" style:font-name-complex="F" style:language-complex="ar" style:country-complex="SA"/>
    </style:style>
    <style:style style:name="T16" style:family="text">
      <style:text-properties fo:language="hu" fo:country="HU" fo:font-weight="bold" style:font-weight-asian="bold"/>
    </style:style>
    <style:style style:name="T17" style:family="text">
      <style:text-properties fo:language="hu" fo:country="HU" style:letter-kerning="false" style:font-name-asian="Times New Roman1" style:language-asian="en" style:country-asian="US" style:font-name-complex="F" style:language-complex="ar" style:country-complex="SA"/>
    </style:style>
    <style:style style:name="T18" style:family="text">
      <style:text-properties style:font-name="LiberationSerif" fo:language="hu" fo:country="HU" style:font-name-complex="LiberationSerif1"/>
    </style:style>
    <style:style style:name="T19" style:family="text">
      <style:text-properties fo:font-size="10pt" fo:language="hu" fo:country="HU" style:font-size-asian="10pt" style:font-size-complex="10pt"/>
    </style:style>
    <style:style style:name="T20" style:family="text">
      <style:text-properties fo:font-size="10pt" fo:language="hu" fo:country="HU" style:letter-kerning="false" style:font-name-asian="Times New Roman1" style:font-size-asian="10pt" style:language-asian="en" style:country-asian="US" style:font-name-complex="F" style:font-size-complex="10pt" style:language-complex="ar" style:country-complex="SA"/>
    </style:style>
    <style:style style:name="T21" style:family="text">
      <style:text-properties fo:color="#000000" loext:opacity="100%" fo:language="hu" fo:country="HU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T24" style:family="text"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Calibri1" style:font-size-complex="11pt"/>
    </style:style>
    <style:style style:name="T25" style:family="text">
      <style:text-properties fo:color="#000000" loext:opacity="100%" style:font-name="Calibri" fo:font-size="11pt" fo:language="hu" fo:country="HU" style:font-name-asian="Times New Roman1" style:font-size-asian="11pt" style:language-asian="hu" style:country-asian="HU" style:font-name-complex="Times New Roman1" style:font-size-complex="11pt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center" style:horizontal-rel="paragraph" draw:opacity="0%" fo:padding="0in" fo:border="none" draw:wrap-influence-on-position="once-concurrent" loext:allow-overlap="false"/>
    </style:style>
    <style:style style:name="gr1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0.7752in" fo:min-width="0.2681in" fo:padding-top="0.1in" fo:padding-bottom="0.1in" fo:padding-left="0.05in" fo:padding-right="0.05in" fo:wrap-option="wrap" style:writing-mode="tb-rl" loext:decorative="false" fo:margin-left="0.1236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2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2866in" fo:min-width="0.2827in" fo:padding-top="0.1in" fo:padding-bottom="0.1in" fo:padding-left="0.05in" fo:padding-right="0.05in" fo:wrap-option="wrap" style:writing-mode="tb-rl" loext:decorative="false" fo:margin-left="0.1244in" fo:margin-right="0.1252in" fo:margin-top="0in" fo:margin-bottom="0.02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3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6528in" fo:min-width="0.3374in" fo:padding-top="0.1in" fo:padding-bottom="0.1in" fo:padding-left="0.05in" fo:padding-right="0.05in" fo:wrap-option="wrap" style:writing-mode="tb-rl" loext:decorative="false" fo:margin-left="0.1228in" fo:margin-right="0.1256in" fo:margin-top="0in" fo:margin-bottom="0.018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4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2508in" fo:min-width="0.3319in" fo:padding-top="0.1in" fo:padding-bottom="0.1in" fo:padding-left="0.05in" fo:padding-right="0.05in" fo:wrap-option="wrap" style:writing-mode="tb-rl" loext:decorative="false" fo:margin-left="0.1228in" fo:margin-right="0.1256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5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6173in" fo:min-width="0.3201in" fo:padding-top="0.1in" fo:padding-bottom="0.1in" fo:padding-left="0.05in" fo:padding-right="0.05in" fo:wrap-option="wrap" style:writing-mode="tb-rl" loext:decorative="false" fo:margin-left="0.1244in" fo:margin-right="0.1256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6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6228in" fo:min-width="0.2618in" fo:padding-top="0.1in" fo:padding-bottom="0.1in" fo:padding-left="0.05in" fo:padding-right="0.05in" fo:wrap-option="wrap" style:writing-mode="tb-rl" loext:decorative="false" fo:margin-left="0.1244in" fo:margin-right="0.1256in" fo:margin-top="0in" fo:margin-bottom="0.02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7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7063in" fo:min-width="0.3583in" fo:padding-top="0.1in" fo:padding-bottom="0.1in" fo:padding-left="0.05in" fo:padding-right="0.05in" fo:wrap-option="wrap" style:writing-mode="tb-rl" loext:decorative="false" fo:margin-left="0.1236in" fo:margin-right="0.1252in" fo:margin-top="0in" fo:margin-bottom="0.02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8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202in" fo:min-width="0.3264in" fo:padding-top="0.1in" fo:padding-bottom="0.1in" fo:padding-left="0.05in" fo:padding-right="0.05in" fo:wrap-option="wrap" style:writing-mode="tb-rl" loext:decorative="false" fo:margin-left="0.1228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9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5701in" fo:min-width="0.3228in" fo:padding-top="0.1in" fo:padding-bottom="0.1in" fo:padding-left="0.05in" fo:padding-right="0.05in" fo:wrap-option="wrap" style:writing-mode="tb-rl" loext:decorative="false" fo:margin-left="0.1252in" fo:margin-right="0.1252in" fo:margin-top="0in" fo:margin-bottom="0.016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0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0.4311in" fo:min-width="0.3028in" fo:padding-top="0.1in" fo:padding-bottom="0.1in" fo:padding-left="0.05in" fo:padding-right="0.05in" fo:wrap-option="wrap" style:writing-mode="tb-rl" loext:decorative="false" fo:margin-left="0.1228in" fo:margin-right="0.1256in" fo:margin-top="0in" fo:margin-bottom="0.016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1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0.7126in" fo:min-width="0.3146in" fo:padding-top="0.1in" fo:padding-bottom="0.1in" fo:padding-left="0.05in" fo:padding-right="0.05in" fo:wrap-option="wrap" style:writing-mode="tb-rl" loext:decorative="false" fo:margin-left="0.1244in" fo:margin-right="0.1252in" fo:margin-top="0in" fo:margin-bottom="0.009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2" style:family="graphic" style:parent-style-name="Frame">
      <style:graphic-properties draw:stroke="none" svg:stroke-width="0in" draw:fill="none" loext:fill-use-slide-background="false" draw:textarea-horizontal-align="right" draw:textarea-vertical-align="top" draw:auto-grow-height="false" fo:min-height="1.0445in" fo:min-width="0.2866in" fo:padding-top="0.1in" fo:padding-bottom="0.1in" fo:padding-left="0.05in" fo:padding-right="0.05in" fo:wrap-option="wrap" style:writing-mode="tb-rl" loext:decorative="false" fo:margin-left="0.1244in" fo:margin-right="0.1252in" fo:margin-top="0in" fo:margin-bottom="0.0134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Adatbázis alapú rendszerek</text:span><text:span text:style-name="T1"/></text:p>
      <text:p text:style-name="P10" loext:marker-style-name="T2"><text:span text:style-name="T2">2023-2024/2</text:span><text:span text:style-name="T2"/></text:p>
      <text:p text:style-name="P11" loext:marker-style-name="T4"><text:span text:style-name="T3">IB152L-1</text:span><text:span text:style-name="T4"/></text:p>
      <text:p text:style-name="P12" loext:marker-style-name="T4"><text:span text:style-name="T4">Quiz Wars</text:span><text:span text:style-name="T4"/></text:p>
      <text:p text:style-name="P10" loext:marker-style-name="T9"><text:span text:style-name="T9">Készítette:</text:span><text:span text:style-name="T9"/></text:p>
      <text:p text:style-name="P10" loext:marker-style-name="T5"><text:span text:style-name="T5">Molnár-Farkas Noel</text:span><text:span text:style-name="T5"/></text:p>
      <text:p text:style-name="P10" loext:marker-style-name="T5"><text:span text:style-name="T5">Pál Adorján</text:span><text:span text:style-name="T5"/></text:p>
      <text:p text:style-name="P10" loext:marker-style-name="T11"><text:span text:style-name="T5">Vass Gergely Imre</text:span><text:span text:style-name="T5"/></text:p>
      <text:h text:style-name="P6" text:outline-level="2">Munka felosztása</text:h>
      <text:p text:style-name="P14" loext:marker-style-name="T11"/>
      <text:p text:style-name="P32" loext:marker-style-name="T8"><text:span text:style-name="T5">Noel:</text:span></text:p>
      <text:p text:style-name="P32" loext:marker-style-name="T8"><text:span text:style-name="T5">DFD fizikai első szintje</text:span></text:p>
      <text:p text:style-name="P32" loext:marker-style-name="T8"><text:span text:style-name="T5">egyed-modell diagram</text:span></text:p>
      <text:p text:style-name="P32" loext:marker-style-name="T8"><text:span text:style-name="T5">normalizálás</text:span></text:p>
      <text:p text:style-name="P32" loext:marker-style-name="T8"><text:span text:style-name="T5">bejelentkezés, regisztráció, adatmódosítás</text:span></text:p>
      <text:p text:style-name="P33" loext:marker-style-name="T8"><text:span text:style-name="T5">Adorján:</text:span></text:p>
      <text:p text:style-name="P33" loext:marker-style-name="T8"><text:span text:style-name="T5">DFD fizikai második szintje</text:span></text:p>
      <text:p text:style-name="P33" loext:marker-style-name="T8"><text:span text:style-name="T5">EK diagram</text:span></text:p>
      <text:p text:style-name="P33" loext:marker-style-name="T8"><text:span text:style-name="T5">relációs adatelemzés</text:span></text:p>
      <text:p text:style-name="P33" loext:marker-style-name="T8"><text:span text:style-name="T5">adatbázis létrehozása</text:span></text:p>
      <text:p text:style-name="P33" loext:marker-style-name="T8"><text:span text:style-name="T5">Gergely</text:span></text:p>
      <text:p text:style-name="P20" loext:marker-style-name="T10"/>
      <text:h text:style-name="Heading_20_2" text:outline-level="2">Értékelési mód:</text:h>
      <text:p text:style-name="P23" loext:marker-style-name="T5"/>
      <text:p text:style-name="Standard" loext:marker-style-name="T5"><text:span text:style-name="T5">Csapat</text:span><text:span text:style-name="T5"/></text:p>
      <text:p text:style-name="P26" loext:marker-style-name="T18"/>
      <text:p text:style-name="Standard" loext:marker-style-name="T18"><text:span text:style-name="T18">A csoportok az alábbi két értékelési módból választhatnak:</text:span><text:span text:style-name="T18"/></text:p>
      <text:list text:style-name="WWNum1">
        <text:list-item>
          <text:p text:style-name="P8" loext:marker-style-name="T18"><text:span text:style-name="T18">A csoport tagjai közösen dolgoznak, minden tag ugyanannyi pontot kap. (</text:span><text:span text:style-name="T5">Csapat</text:span><text:span text:style-name="T18">)</text:span></text:p>
        </text:list-item>
        <text:list-item>
          <text:p text:style-name="P8" loext:marker-style-name="T18"><text:span text:style-name="T18">A csoport tagjai felosztják a munkát, értékelés egyénenként. (</text:span><text:span text:style-name="T5">Egyéni</text:span><text:span text:style-name="T18">)</text:span></text:p>
        </text:list-item>
      </text:list>
      <text:h text:style-name="Heading_20_2" text:outline-level="2">Feladat szöveges leírása</text:h>
      <text:p text:style-name="P21" loext:marker-style-name="T9"/>
      <text:p text:style-name="Standard" loext:marker-style-name="T5"><text:span text:style-name="T5">Olyan quiz játék ahol 3 fős meccseket lehet játszani és terület szerzés a cél. A játék elején mindenki választ területet és egy kérdésre kell válaszolni. Aki helyesen válaszol megkapja a területet. Ez addig megy amíg az összes terület el nem fogy. Utána a soronlévő játékos más területét támadhatja. Ekkor a két harcoló játékos kapja ugyanazt a kérdést és aki helyesen válaszol azé lesz a terület. Ha mind a ketten jól válaszolnak, új kérdés, amennyiben mind a ketten rosszul, a védőé marad a terület. Aki elfoglalja a másik bázisát az megkapja a területeit. Bázis foglalásnál 3 harcot kell vívni a bázis elfoglalásához. A támadónak mind a 3 harcot meg kell nyernie a bázis elfoglalásához. A játék addig megy amíg le nem telik a megadott kör vagy egy jétékos marad. Ha letelnek a körök az nyer akinek a legtöbb területe van.</text:span><text:span text:style-name="T5"/></text:p>
      <text:p text:style-name="P23" loext:marker-style-name="T5"/>
      <text:p text:style-name="Standard" loext:marker-style-name="T5"><text:span text:style-name="T5">Bejelentkezéshez kötött a játék. Van barátlista és lehet lobbykat létrehozni. Győzelmek alapján van ranglista.</text:span><text:span text:style-name="T5"/></text:p>
      <text:h text:style-name="Heading_20_2" text:outline-level="2">Követelménykatalógus</text:h>
      <text:p text:style-name="P14" loext:marker-style-name="T11"/>
      <text:p text:style-name="Standard" loext:marker-style-name="T5"><text:span text:style-name="T5">Játékosok regisztrálása/bejelentkeztetése.</text:span><text:span text:style-name="T5"/></text:p>
      <text:p text:style-name="Standard" loext:marker-style-name="T5"><text:span text:style-name="T5">Más felhasználók barátlistához adása/törlése.</text:span><text:span text:style-name="T5"/></text:p>
      <text:p text:style-name="Standard" loext:marker-style-name="T5"><text:span text:style-name="T5">Lobbyk létrehozása, barátlistáról játékosok meghívása.</text:span><text:span text:style-name="T5"/></text:p>
      <text:p text:style-name="Standard" loext:marker-style-name="T5"><text:span text:style-name="T5">Válaszok helyességének ellenőrzése.</text:span><text:span text:style-name="T5"/></text:p>
      <text:p text:style-name="Standard" loext:marker-style-name="T5"><text:span text:style-name="T5">Kérdések véletlenszerűsítése.</text:span><text:span text:style-name="T5"/></text:p>
      <text:p text:style-name="Standard" loext:marker-style-name="T5"><text:span text:style-name="T5">Győztes kinevezése.</text:span><text:span text:style-name="T5"/></text:p>
      <text:p text:style-name="Standard" loext:marker-style-name="T5"><text:span text:style-name="T5">Chat.</text:span><text:span text:style-name="T5"/></text:p>
      <text:p text:style-name="Standard" loext:marker-style-name="T5"><text:span text:style-name="T5">Temakörökbe szervezés, nehézségi szintek.</text:span><text:span text:style-name="T5"/></text:p>
      <text:p text:style-name="P14" loext:marker-style-name="T11"/>
      <text:h text:style-name="Heading_20_2" text:outline-level="2">Adatfolyam diagram (DFD):</text:h>
      <text:p text:style-name="P14" loext:marker-style-name="T11"/>
      <text:p text:style-name="Standard" loext:marker-style-name="T11"><text:span text:style-name="T11">Fizikai</text:span><text:span text:style-name="T11"/></text:p>
      <text:p text:style-name="P23" loext:marker-style-name="T5"/>
      <text:p text:style-name="Standard" loext:marker-style-name="T5"><text:span text:style-name="T5">A DFD 1. szintje:</text:span><text:span text:style-name="T5"/></text:p>
      <text:p text:style-name="P23" loext:marker-style-name="T5"/>
      <text:p text:style-name="Standard" loext:marker-style-name="T5"><text:soft-page-break/><text:span text:style-name="T5">A DFD 2. szintje:</text:span><text:span text:style-name="T5"/></text:p>
      <text:p text:style-name="P23" loext:marker-style-name="T5"/>
      <text:p text:style-name="Standard" loext:marker-style-name="T12"><text:span text:style-name="T11">Logikai</text:span><text:span text:style-name="T12"/></text:p>
      <text:p text:style-name="P23" loext:marker-style-name="T5"/>
      <text:p text:style-name="Standard" loext:marker-style-name="T5"><text:span text:style-name="T5">A DFD 1. szintje:</text:span><text:span text:style-name="T5"/></text:p>
      <text:p text:style-name="P23" loext:marker-style-name="T5"/>
      <text:p text:style-name="Standard" loext:marker-style-name="T5"><text:span text:style-name="T5">A DFD 2. szintje:</text:span><text:span text:style-name="T5"/></text:p>
      <text:p text:style-name="P23" loext:marker-style-name="T5"/>
      <text:p text:style-name="P14" loext:marker-style-name="T11"/>
      <text:h text:style-name="Heading_20_2" text:outline-level="2">Egyedmodell:</text:h>
      <text:p text:style-name="P14" loext:marker-style-name="T11"/>
      <text:p text:style-name="Standard" loext:marker-style-name="T6"><text:span text:style-name="T6">Egyedmodell-diagram a tanult módon.</text:span><text:span text:style-name="T6"/></text:p>
      <text:p text:style-name="P24" loext:marker-style-name="T6"/>
      <text:h text:style-name="Heading_20_2" text:outline-level="2">EKT-diagram:</text:h>
      <text:p text:style-name="P14" loext:marker-style-name="T11"/>
      <text:p text:style-name="Standard" loext:marker-style-name="T6"><text:span text:style-name="T6">EKT-diagram a tanult módon.</text:span><text:span text:style-name="T6"/></text:p>
      <text:p text:style-name="P15" loext:marker-style-name="T13"/>
      <text:h text:style-name="Heading_20_2" text:outline-level="2">Relációs adatelemzés</text:h>
      <text:p text:style-name="P21" loext:marker-style-name="T9"/>
      <text:p text:style-name="Standard" loext:marker-style-name="T5"><text:span text:style-name="T5">Relációsémák megadása.</text:span><text:span text:style-name="T5"/></text:p>
      <text:p text:style-name="Standard" loext:marker-style-name="T5"><text:span text:style-name="T5">Normalizálás „táblázatos” formában.</text:span><text:span text:style-name="T5"/></text:p>
      <text:p text:style-name="P14" loext:marker-style-name="T11"/>
      <text:h text:style-name="Heading_20_2" text:outline-level="2">Táblák leírása:</text:h>
      <text:p text:style-name="P14" loext:marker-style-name="T11"/>
      <text:p text:style-name="Standard" loext:marker-style-name="T5"><text:span text:style-name="T5">Minden tábláról: Táblázatos megadása + leírása. </text:span><text:span text:style-name="T5"/></text:p>
      <text:p text:style-name="Standard" loext:marker-style-name="T5"><text:span text:style-name="T5">Pl.:</text:span><text:span text:style-name="T5"/></text:p>
      <text:p text:style-name="Standard" loext:marker-style-name="T7"><text:span text:style-name="T5">Tábla1:</text:span><text:span text:style-name="T7"> Tábla1 tartalmának leírása.</text:span></text:p>
      <text:p text:style-name="P16" loext:marker-style-name="T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6"><text:span text:style-name="T15">Név</text:span><text:span text:style-name="T15"/></text:p>
          </table:table-cell>
          <table:table-cell table:style-name="Table1.A1" office:value-type="string">
            <text:p text:style-name="P1" loext:marker-style-name="T16"><text:span text:style-name="T15">Típus</text:span><text:span text:style-name="T15"/></text:p>
          </table:table-cell>
          <table:table-cell table:style-name="Table1.A1" office:value-type="string">
            <text:p text:style-name="P1" loext:marker-style-name="T16"><text:span text:style-name="T15">Leírás</text:span><text:span text:style-name="T15"/></text:p>
          </table:table-cell>
        </table:table-row>
        <table:table-row table:style-name="Table1.1">
          <table:table-cell table:style-name="Table1.A2" office:value-type="string">
            <text:p text:style-name="P2" loext:marker-style-name="T11"><text:span text:style-name="T17">Attr1</text:span><text:span text:style-name="T17"/></text:p>
          </table:table-cell>
          <table:table-cell table:style-name="Table1.B2" office:value-type="string">
            <text:p text:style-name="P2" loext:marker-style-name="T11"><text:span text:style-name="T17">Típus1</text:span><text:span text:style-name="T17"/></text:p>
          </table:table-cell>
          <table:table-cell table:style-name="Table1.C2" office:value-type="string">
            <text:p text:style-name="P2" loext:marker-style-name="T11"><text:span text:style-name="T17">Leírás1</text:span><text:span text:style-name="T17"/></text:p>
          </table:table-cell>
        </table:table-row>
        <table:table-row table:style-name="Table1.1">
          <table:table-cell table:style-name="Table1.A3" office:value-type="string">
            <text:p text:style-name="P2" loext:marker-style-name="T11"><text:span text:style-name="T17">Attr2</text:span><text:span text:style-name="T17"/></text:p>
          </table:table-cell>
          <table:table-cell table:style-name="Table1.B3" office:value-type="string">
            <text:p text:style-name="P2" loext:marker-style-name="T11"><text:span text:style-name="T17">Típus2</text:span><text:span text:style-name="T17"/></text:p>
          </table:table-cell>
          <table:table-cell table:style-name="Table1.C3" office:value-type="string">
            <text:p text:style-name="P2" loext:marker-style-name="T11"><text:span text:style-name="T17">Leírás2</text:span><text:span text:style-name="T17"/></text:p>
          </table:table-cell>
        </table:table-row>
      </table:table>
      <text:h text:style-name="P7" text:outline-level="2" loext:marker-style-name="T8"/>
      <text:h text:style-name="Heading_20_2" text:outline-level="2">Szerep-funkció mátrix:</text:h>
      <text:p text:style-name="P14" loext:marker-style-name="T11"/>
      <text:p text:style-name="P17" loext:marker-style-name="T11"><draw:frame draw:style-name="fr1" draw:name="Frame13" text:anchor-type="paragraph" svg:y="0.0008in" svg:width="5.7091in" draw:z-index="1" loext:may-break-between-pages="true"><draw:text-box fo:min-height="0in"><table:table table:name="Table2" table:style-name="Table2"><table:table-column table:style-name="Table2.A"/><table:table-column table:style-name="Table2.B"/><table:table-column table:style-name="Table2.C" table:number-columns-repeated="2"/><table:table-column table:style-name="Table2.E"/><table:table-column table:style-name="Table2.F"/><table:table-column table:style-name="Table2.C"/><table:table-column table:style-name="Table2.F"/><table:table-column table:style-name="Table2.E"/><table:table-column table:style-name="Table2.C" table:number-columns-repeated="2"/><table:table-column table:style-name="Table2.B"/><table:table-column table:style-name="Table2.F"/><table:table-row table:style-name="Table2.1"><table:table-cell table:style-name="Table2.A1" office:value-type="string"><text:p text:style-name="P3" loext:marker-style-name="T19"/></table:table-cell><table:table-cell table:style-name="Table2.A1" office:value-type="string"><text:p text:style-name="P3" loext:marker-style-name="T19"><draw:custom-shape text:anchor-type="char" draw:z-index="2" draw:name="Text Box 1" draw:style-name="gr12" draw:text-style-name="P34" svg:width="0.3862in" svg:height="1.2441in" svg:x="-0.0717in" svg:y="0.1228in"><text:p text:style-name="Frame_20_contents" loext:marker-style-name="T22"><text:span text:style-name="T21">Funkció1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3" draw:name="Text Box 2" draw:style-name="gr11" draw:text-style-name="P34" svg:width="0.4142in" svg:height="0.9122in" svg:x="-0.0717in" svg:y="0.1252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4" draw:name="Text Box 3" draw:style-name="gr10" draw:text-style-name="P34" svg:width="0.4024in" svg:height="0.6307in" svg:x="-0.0236in" svg:y="0.1256in"><text:p text:style-name="Frame_20_contents" loext:marker-style-name="T22"><text:span text:style-name="T21">Funkció1</text:span></text:p><text:p text:style-name="P5" loext:marker-style-name="T11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5" draw:name="Text Box 4" draw:style-name="gr9" draw:text-style-name="P34" svg:width="0.4224in" svg:height="1.7697in" svg:x="-0.0709in" svg:y="0.1193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6" draw:name="Text Box 5" draw:style-name="gr8" draw:text-style-name="P34" svg:width="0.426in" svg:height="1.4016in" svg:x="-0.0709in" svg:y="0.1228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7" draw:name="Text Box 8" draw:style-name="gr7" draw:text-style-name="P34" svg:width="0.4579in" svg:height="1.9059in" svg:x="-0.0717in" svg:y="0.1228in"><text:p text:style-name="Frame_20_contents" loext:marker-style-name="T22"><text:span text:style-name="T21">Funkció1</text:span></text:p><text:p text:style-name="P5" loext:marker-style-name="T11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8" draw:name="Text Box 9" draw:style-name="gr6" draw:text-style-name="P34" svg:width="0.3614in" svg:height="1.8224in" svg:x="-0.0717in" svg:y="0.1228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9" draw:name="Text Box 10" draw:style-name="gr5" draw:text-style-name="P34" svg:width="0.4197in" svg:height="1.8169in" svg:x="-0.0717in" svg:y="0.122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10" draw:name="Text Box 11" draw:style-name="gr4" draw:text-style-name="P34" svg:width="0.4315in" svg:height="1.4504in" svg:x="-0.0709in" svg:y="0.122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11" draw:name="Text Box 12" draw:style-name="gr3" draw:text-style-name="P34" svg:width="0.437in" svg:height="1.8524in" svg:x="-0.0709in" svg:y="0.122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12" draw:name="Text Box 13" draw:style-name="gr2" draw:text-style-name="P34" svg:width="0.3823in" svg:height="1.4862in" svg:x="-0.0717in" svg:y="0.122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able2.A1" office:value-type="string"><text:p text:style-name="P3" loext:marker-style-name="T19"><draw:custom-shape text:anchor-type="char" draw:z-index="13" draw:name="Text Box 14" draw:style-name="gr1" draw:text-style-name="P34" svg:width="0.3677in" svg:height="0.9748in" svg:x="-0.0717in" svg:y="0.1228in"><text:p text:style-name="Frame_20_contents" loext:marker-style-name="T22"><text:span text:style-name="T21">Funkció1</text:span></text:p><text:p text:style-name="P5" loext:marker-style-name="T2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text:p text:style-name="P3" loext:marker-style-name="T19"/><text:p text:style-name="P3" loext:marker-style-name="T19"/><text:p text:style-name="P3" loext:marker-style-name="T19"/></table:table-cell></table:table-row><table:table-row table:style-name="Table2.2"><table:table-cell table:style-name="Table2.A1" office:value-type="string"><text:p text:style-name="P2" loext:marker-style-name="T19"><text:span text:style-name="T20">Szerep1</text:span></text:p></table:table-cell><table:table-cell table:style-name="Table2.B2" office:value-type="string"><text:p text:style-name="P1" loext:marker-style-name="T19"><text:span text:style-name="T20">x</text:span></text:p></table:table-cell><table:table-cell table:style-name="Table2.B2" office:value-type="string"><text:p text:style-name="P1" loext:marker-style-name="T19"><text:span text:style-name="T20">...</text:span></text:p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/table:table-row><table:table-row table:style-name="Table2.2"><table:table-cell table:style-name="Table2.A1" office:value-type="string"><text:p text:style-name="P2" loext:marker-style-name="T19"><text:span text:style-name="T20">Szerep2</text:span></text:p></table:table-cell><table:table-cell table:style-name="Table2.B2" office:value-type="string"><text:p text:style-name="P1" loext:marker-style-name="T19"><text:span text:style-name="T20">...</text:span></text:p></table:table-cell><table:table-cell table:style-name="Table2.B2" office:value-type="string"><text:p text:style-name="P1" loext:marker-style-name="T19"><text:span text:style-name="T20">...</text:span></text:p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/table:table-row><table:table-row table:style-name="Table2.2"><table:table-cell table:style-name="Table2.A1" office:value-type="string"><text:p text:style-name="P2" loext:marker-style-name="T19"><text:span text:style-name="T20">Szerep3</text:span></text:p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1" loext:marker-style-name="T19"><text:span text:style-name="T20">...</text:span></text:p></table:table-cell><table:table-cell table:style-name="Table2.B2" office:value-type="string"><text:p text:style-name="P1" loext:marker-style-name="T19"><text:span text:style-name="T20">...</text:span></text:p></table:table-cell></table:table-row><table:table-row table:style-name="Table2.2"><table:table-cell table:style-name="Table2.A1" office:value-type="string"><text:p text:style-name="P2" loext:marker-style-name="T19"><text:span text:style-name="T20">Szerep4</text:span></text:p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4" loext:marker-style-name="T19"/></table:table-cell><table:table-cell table:style-name="Table2.B2" office:value-type="string"><text:p text:style-name="P1" loext:marker-style-name="T19"><text:span text:style-name="T20">...</text:span></text:p></table:table-cell><table:table-cell table:style-name="Table2.B2" office:value-type="string"><text:p text:style-name="P1" loext:marker-style-name="T19"><text:span text:style-name="T20">x</text:span></text:p></table:table-cell></table:table-row></table:table></draw:text-box></draw:frame><text:soft-page-break/></text:p>
      <text:p text:style-name="P19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h text:style-name="Heading_20_2" text:outline-level="2">Egyed-esemény mátrix:</text:h>
      <text:p text:style-name="P18" loext:marker-style-name="T11"/>
      <text:p text:style-name="Standard" loext:marker-style-name="T5"><text:span text:style-name="T5">Táblázat <text:s/>L: Létrehozás , M: Módosítás, O: Olvasás, T: Törlés</text:span><text:span text:style-name="T5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 table:number-columns-repeated="2"/>
        <table:table-column table:style-name="Table3.H"/>
        <table:table-column table:style-name="Table3.B"/>
        <table:table-row table:style-name="Table3.1">
          <table:table-cell table:style-name="Table3.A1" office:value-type="string">
            <text:p text:style-name="P10" loext:marker-style-name="T23"><text:span text:style-name="T23">Események</text:span><text:span text:style-name="T23"/></text:p>
            <text:p text:style-name="P30" loext:marker-style-name="T23"/>
          </table:table-cell>
          <table:table-cell table:style-name="Table3.B1" table:number-rows-spanned="2" office:value-type="string">
            <text:p text:style-name="P10" loext:marker-style-name="T23"><text:span text:style-name="T23">Esemény1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B1" table:number-rows-spanned="2" office:value-type="string">
            <text:p text:style-name="P10" loext:marker-style-name="T23"><text:span text:style-name="T23">...</text:span><text:span text:style-name="T23"/></text:p>
          </table:table-cell>
          <table:table-cell table:style-name="Table3.I1" table:number-rows-spanned="2" office:value-type="string">
            <text:p text:style-name="P10" loext:marker-style-name="T23"><text:span text:style-name="T23">EseményN</text:span><text:span text:style-name="T23"/></text:p>
          </table:table-cell>
        </table:table-row>
        <table:table-row table:style-name="Table3.2">
          <table:table-cell table:style-name="Table3.A2" office:value-type="string">
            <text:p text:style-name="Standard" loext:marker-style-name="T24"><text:span text:style-name="T23">Egyedek</text:span><text:span text:style-name="T24"/></text:p>
          </table:table-cell>
          <table:covered-table-cell table:style-name="Table3.B2"/>
          <table:covered-table-cell table:style-name="Table3.C2"/>
          <table:covered-table-cell table:style-name="Table3.D2"/>
          <table:covered-table-cell table:style-name="Table3.E2"/>
          <table:covered-table-cell table:style-name="Table3.F2"/>
          <table:covered-table-cell table:style-name="Table3.G2"/>
          <table:covered-table-cell table:style-name="Table3.H2"/>
          <table:covered-table-cell table:style-name="Table3.I2"/>
        </table:table-row>
        <table:table-row table:style-name="Table3.3">
          <table:table-cell table:style-name="Table3.A3" office:value-type="string">
            <text:p text:style-name="Standard" loext:marker-style-name="T25"><text:span text:style-name="T23">Egyed1</text:span><text:span text:style-name="T23"/></text:p>
          </table:table-cell>
          <table:table-cell table:style-name="Table3.B3" office:value-type="string">
            <text:p text:style-name="Standard" loext:marker-style-name="T25"><text:span text:style-name="T25">[L,M,O,T]</text:span><text:span text:style-name="T25"/></text:p>
          </table:table-cell>
          <table:table-cell table:style-name="Table3.C3" office:value-type="string">
            <text:p text:style-name="Standard" loext:marker-style-name="T25"><text:span text:style-name="T25">...</text:span><text:span text:style-name="T25"/></text:p>
          </table:table-cell>
          <table:table-cell table:style-name="Table3.D3" office:value-type="string">
            <text:p text:style-name="P31" loext:marker-style-name="T25"/>
          </table:table-cell>
          <table:table-cell table:style-name="Table3.E3" office:value-type="string">
            <text:p text:style-name="Standard" loext:marker-style-name="T25"><text:span text:style-name="T25"/></text:p>
          </table:table-cell>
          <table:table-cell table:style-name="Table3.F3" office:value-type="string">
            <text:p text:style-name="Standard" loext:marker-style-name="T25"><text:span text:style-name="T25"/></text:p>
          </table:table-cell>
          <table:table-cell table:style-name="Table3.G3" office:value-type="string">
            <text:p text:style-name="Standard" loext:marker-style-name="T25"><text:span text:style-name="T25"/></text:p>
          </table:table-cell>
          <table:table-cell table:style-name="Table3.H3" office:value-type="string">
            <text:p text:style-name="P31" loext:marker-style-name="T25"/>
          </table:table-cell>
          <table:table-cell table:style-name="Table3.I3" office:value-type="string">
            <text:p text:style-name="P31" loext:marker-style-name="T25"/>
          </table:table-cell>
        </table:table-row>
        <table:table-row table:style-name="Table3.3">
          <table:table-cell table:style-name="Table3.A4" office:value-type="string">
            <text:p text:style-name="Standard" loext:marker-style-name="T25"><text:span text:style-name="T25">...</text:span><text:span text:style-name="T25"/></text:p>
          </table:table-cell>
          <table:table-cell table:style-name="Table3.B4" office:value-type="string">
            <text:p text:style-name="Standard" loext:marker-style-name="T25"><text:span text:style-name="T25">...</text:span><text:span text:style-name="T25"/></text:p>
          </table:table-cell>
          <table:table-cell table:style-name="Table3.C4" office:value-type="string">
            <text:p text:style-name="Standard" loext:marker-style-name="T25"><text:span text:style-name="T25">...</text:span><text:span text:style-name="T25"/></text:p>
          </table:table-cell>
          <table:table-cell table:style-name="Table3.D4" office:value-type="string">
            <text:p text:style-name="Standard" loext:marker-style-name="T25"><text:span text:style-name="T25"/></text:p>
          </table:table-cell>
          <table:table-cell table:style-name="Table3.E4" office:value-type="string">
            <text:p text:style-name="P31" loext:marker-style-name="T25"/>
          </table:table-cell>
          <table:table-cell table:style-name="Table3.F4" office:value-type="string">
            <text:p text:style-name="Standard" loext:marker-style-name="T25"><text:span text:style-name="T25"/></text:p>
          </table:table-cell>
          <table:table-cell table:style-name="Table3.G4" office:value-type="string">
            <text:p text:style-name="Standard" loext:marker-style-name="T25"><text:span text:style-name="T25"/></text:p>
          </table:table-cell>
          <table:table-cell table:style-name="Table3.H4" office:value-type="string">
            <text:p text:style-name="Standard" loext:marker-style-name="T25"><text:span text:style-name="T25"/></text:p>
          </table:table-cell>
          <table:table-cell table:style-name="Table3.I4" office:value-type="string">
            <text:p text:style-name="Standard" loext:marker-style-name="T25"><text:span text:style-name="T25"/></text:p>
          </table:table-cell>
        </table:table-row>
        <table:table-row table:style-name="Table3.3">
          <table:table-cell table:style-name="Table3.A5" office:value-type="string">
            <text:p text:style-name="Standard" loext:marker-style-name="T25"><text:span text:style-name="T25">...</text:span><text:span text:style-name="T25"/></text:p>
          </table:table-cell>
          <table:table-cell table:style-name="Table3.B5" office:value-type="string">
            <text:p text:style-name="P31" loext:marker-style-name="T25"/>
          </table:table-cell>
          <table:table-cell table:style-name="Table3.C5" office:value-type="string">
            <text:p text:style-name="Standard" loext:marker-style-name="T25"><text:span text:style-name="T25"/></text:p>
          </table:table-cell>
          <table:table-cell table:style-name="Table3.D5" office:value-type="string">
            <text:p text:style-name="P31" loext:marker-style-name="T25"/>
          </table:table-cell>
          <table:table-cell table:style-name="Table3.E5" office:value-type="string">
            <text:p text:style-name="Standard" loext:marker-style-name="T25"><text:span text:style-name="T25"/></text:p>
          </table:table-cell>
          <table:table-cell table:style-name="Table3.F5" office:value-type="string">
            <text:p text:style-name="P31" loext:marker-style-name="T25"/>
          </table:table-cell>
          <table:table-cell table:style-name="Table3.G5" office:value-type="string">
            <text:p text:style-name="P31" loext:marker-style-name="T25"/>
          </table:table-cell>
          <table:table-cell table:style-name="Table3.H5" office:value-type="string">
            <text:p text:style-name="Standard" loext:marker-style-name="T25"><text:span text:style-name="T25"> ...</text:span><text:span text:style-name="T25"/></text:p>
          </table:table-cell>
          <table:table-cell table:style-name="Table3.I5" office:value-type="string">
            <text:p text:style-name="Standard" loext:marker-style-name="T25"><text:span text:style-name="T25"> ...</text:span><text:span text:style-name="T25"/></text:p>
          </table:table-cell>
        </table:table-row>
        <table:table-row table:style-name="Table3.2">
          <table:table-cell table:style-name="Table3.A6" office:value-type="string">
            <text:p text:style-name="Standard" loext:marker-style-name="T25"><text:span text:style-name="T23">EgyedN</text:span><text:span text:style-name="T23"/></text:p>
          </table:table-cell>
          <table:table-cell table:style-name="Table3.B6" office:value-type="string">
            <text:p text:style-name="P31" loext:marker-style-name="T25"/>
          </table:table-cell>
          <table:table-cell table:style-name="Table3.C6" office:value-type="string">
            <text:p text:style-name="P31" loext:marker-style-name="T25"/>
          </table:table-cell>
          <table:table-cell table:style-name="Table3.D6" office:value-type="string">
            <text:p text:style-name="P31" loext:marker-style-name="T25"/>
          </table:table-cell>
          <table:table-cell table:style-name="Table3.E6" office:value-type="string">
            <text:p text:style-name="Standard" loext:marker-style-name="T25"><text:span text:style-name="T25"/></text:p>
          </table:table-cell>
          <table:table-cell table:style-name="Table3.F6" office:value-type="string">
            <text:p text:style-name="P31" loext:marker-style-name="T25"/>
          </table:table-cell>
          <table:table-cell table:style-name="Table3.G6" office:value-type="string">
            <text:p text:style-name="P31" loext:marker-style-name="T25"/>
          </table:table-cell>
          <table:table-cell table:style-name="Table3.H6" office:value-type="string">
            <text:p text:style-name="Standard" loext:marker-style-name="T25"><text:span text:style-name="T25"> ...</text:span><text:span text:style-name="T25"/></text:p>
          </table:table-cell>
          <table:table-cell table:style-name="Table3.I6" office:value-type="string">
            <text:p text:style-name="Standard" loext:marker-style-name="T25"><text:span text:style-name="T25">[L,M,O,T]</text:span><text:span text:style-name="T25"/></text:p>
          </table:table-cell>
        </table:table-row>
      </table:table>
      <text:p text:style-name="P22" loext:marker-style-name="T9"/>
      <text:p text:style-name="P22" loext:marker-style-name="T9"/>
      <text:h text:style-name="Heading_20_2" text:outline-level="2">Funkció megadása</text:h>
      <text:p text:style-name="P21" loext:marker-style-name="T9"/>
      <text:p text:style-name="Standard" loext:marker-style-name="T5"><text:span text:style-name="T5">Űrlap segítségével.</text:span><text:span text:style-name="T5"/></text:p>
      <text:h text:style-name="Heading_20_2" text:outline-level="2">Képernyőtervek</text:h>
      <text:h text:style-name="Heading_20_2" text:outline-level="2">Menütervek</text:h>
      <text:h text:style-name="Heading_20_2" text:outline-level="2">Összetett lekérdezések</text:h>
      <text:h text:style-name="Heading_20_2" text:outline-level="2">Az alkalmazás telepítése </text:h>
      <text:h text:style-name="Heading_20_2" text:outline-level="2">Egyéb:</text:h>
      <text:h text:style-name="Heading_20_2" text:outline-level="2"/>
      <text:p text:style-name="P25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hu" fo:country="HU" style:letter-kerning="fals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1pt" fo:language="hu" fo:country="HU" style:letter-kerning="false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3335in" fo:margin-bottom="0in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style:font-name="Times New Roman" fo:font-family="'Times New Roman'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Times New Roman" fo:font-family="'Times New Roman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Times New Roman" fo:font-family="'Times New Roman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Times New Roman" fo:font-family="'Times New Roman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Times New Roman" fo:font-family="'Times New Roman'" style:font-family-generic="roman" style:font-pitch="variable" fo:letter-spacing="0.0102i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 fo:text-align="start" style:justify-single-word="false"/>
      <style:text-properties fo:color="#365f91" loext:opacity="100%" fo:font-size="14pt" style:font-size-asian="14pt" style:language-asian="hu" style:country-asian="HU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Times New Roman" fo:font-family="'Times New Roman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Times New Roman" fo:font-family="'Times New Roman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Times New Roman" fo:font-family="'Times New Roman'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1T08:17:00</meta:creation-date>
    <meta:initial-creator>Gyoorey</meta:initial-creator>
    <dc:language>en-US</dc:language>
    <dc:date>2024-03-04T14:38:26.338229260</dc:date>
    <meta:editing-cycles>16</meta:editing-cycles>
    <meta:editing-duration>PT1H9M52S</meta:editing-duration>
    <meta:generator>LibreOffice/7.6.4.1$Linux_X86_64 LibreOffice_project/60$Build-1</meta:generator>
    <meta:document-statistic meta:table-count="3" meta:image-count="0" meta:object-count="0" meta:page-count="4" meta:paragraph-count="120" meta:word-count="385" meta:character-count="2688" meta:non-whitespace-character-count="2419"/>
    <meta:user-defined meta:name="AppVersion">15.0000</meta:user-defined>
    <meta:template xlink:type="simple" xlink:actuate="onRequest" xlink:title="Normal.dotm" xlink:href=""/>
  </office:meta>
</office:document-meta>
</file>